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41cm" fo:min-width="3.531cm"/>
    </style:style>
    <style:style style:name="gr2" style:family="graphic" style:parent-style-name="standard">
      <style:graphic-properties draw:textarea-horizontal-align="justify" draw:textarea-vertical-align="middle" draw:auto-grow-height="false" fo:min-height="1.814cm" fo:min-width="7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56cm" fo:min-width="5.297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1.532cm"/>
    </style:style>
    <style:style style:name="gr6" style:family="graphic" style:parent-style-name="standard">
      <style:graphic-properties draw:textarea-horizontal-align="justify" draw:textarea-vertical-align="middle" draw:auto-grow-height="false" fo:min-height="2.354cm" fo:min-width="2.485cm"/>
    </style:style>
    <style:style style:name="gr7" style:family="graphic" style:parent-style-name="standard">
      <style:graphic-properties draw:textarea-horizontal-align="justify" draw:textarea-vertical-align="middle" draw:auto-grow-height="false" fo:min-height="1.356cm" fo:min-width="7.0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1.651cm" svg:x="15.351cm" svg:y="2.524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022cm" svg:height="2.286cm" svg:x="13.446cm" svg:y="5.699cm">
          <text:p text:style-name="P1">Generer 4 tilfældige</text:p>
          <text:p text:style-name="P1">tal ud af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7.446cm" svg:y1="4.175cm" svg:x2="17.457cm" svg:y2="5.699cm" draw:start-shape="id1" draw:start-glue-point="2" draw:end-shape="id2" draw:end-glue-point="0" svg:d="M17446 4175v762h11v762" svg:viewBox="0 0 12 1525">
          <text:p/>
        </draw:connector>
        <draw:custom-shape draw:style-name="gr4" draw:text-style-name="P1" xml:id="id4" draw:id="id4" draw:layer="layout" svg:width="5.969cm" svg:height="1.778cm" svg:x="32.242cm" svg:y="12.938cm">
          <text:p text:style-name="P1">Spørg efter gæ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7.457cm" svg:y1="7.985cm" svg:x2="17.51cm" svg:y2="9.001cm" draw:start-shape="id2" draw:start-glue-point="2" draw:end-shape="id3" svg:d="M17457 7985v509h53v507" svg:viewBox="0 0 54 1017">
          <text:p/>
        </draw:connector>
        <draw:custom-shape draw:style-name="gr5" draw:text-style-name="P1" xml:id="id3" draw:id="id3" draw:layer="layout" svg:width="4.064cm" svg:height="4.572cm" svg:x="15.478cm" svg:y="9.001cm">
          <text:p text:style-name="P1">Gæt &lt; 2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9.542cm" svg:y1="11.287cm" svg:x2="35.226cm" svg:y2="12.938cm" draw:start-shape="id3" draw:start-glue-point="7" draw:end-shape="id4" draw:end-glue-point="0" svg:d="M19542 11287h15684v1651" svg:viewBox="0 0 15685 1652">
          <text:p/>
        </draw:connector>
        <draw:custom-shape draw:style-name="gr6" draw:text-style-name="P1" xml:id="id5" draw:id="id5" draw:layer="layout" svg:width="5.969cm" svg:height="5.207cm" svg:x="32.242cm" svg:y="16.24cm">
          <text:p text:style-name="P1">Er gæt == tilfældig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35.226cm" svg:y1="14.716cm" svg:x2="35.227cm" svg:y2="16.24cm" draw:start-shape="id4" draw:start-glue-point="2" draw:end-shape="id5" draw:end-glue-point="4" svg:d="M35226 14716v762h1v762" svg:viewBox="0 0 2 1525">
          <text:p/>
        </draw:connector>
        <draw:custom-shape draw:style-name="gr7" draw:text-style-name="P1" xml:id="id6" draw:id="id6" draw:layer="layout" svg:width="7.747cm" svg:height="1.778cm" svg:x="22.717cm" svg:y="21.066cm">
          <text:p text:style-name="P1">Skriv at gæt var rigtig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26.59cm" svg:y1="22.844cm" svg:x2="26.59cm" svg:y2="23.86cm" draw:start-shape="id6" draw:start-glue-point="2" draw:end-shape="id7" draw:end-glue-point="0" svg:d="M26590 22844v1016" svg:viewBox="0 0 1 1017">
          <text:p/>
        </draw:connector>
        <draw:custom-shape draw:style-name="gr7" draw:text-style-name="P1" xml:id="id7" draw:id="id7" draw:layer="layout" svg:width="7.747cm" svg:height="1.778cm" svg:x="22.717cm" svg:y="23.86cm">
          <text:p text:style-name="P1">Afslut løkk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-2.601cm" svg:x1="32.242cm" svg:y1="18.844cm" svg:x2="26.516cm" svg:y2="21.066cm" draw:start-shape="id5" draw:start-glue-point="5" svg:d="M32242 18844h-5715v2222h-11" svg:viewBox="0 0 5727 2223">
          <text:p text:style-name="P1">JA</text:p>
        </draw:connector>
        <draw:custom-shape draw:style-name="gr7" draw:text-style-name="P1" xml:id="id8" draw:id="id8" draw:layer="layout" svg:width="7.747cm" svg:height="1.778cm" svg:x="31.353cm" svg:y="23.987cm">
          <text:p text:style-name="P1">Vis antal rigtige tal</text:p>
          <text:p text:style-name="P1">Med rigtige placerin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35.227cm" svg:y1="21.447cm" svg:x2="35.226cm" svg:y2="23.987cm" draw:start-shape="id5" draw:start-glue-point="6" draw:end-shape="id8" draw:end-glue-point="0" svg:d="M35227 21447v1270h-1v1270" svg:viewBox="0 0 2 2541">
          <text:p text:style-name="P1">NEJ</text:p>
        </draw:connector>
        <draw:connector draw:style-name="gr3" draw:text-style-name="P2" draw:layer="layout" draw:line-skew="1.403cm" svg:x1="35.226cm" svg:y1="25.765cm" svg:x2="17.51cm" svg:y2="13.573cm" draw:start-shape="id8" draw:start-glue-point="2" draw:end-shape="id3" draw:end-glue-point="6" svg:d="M35226 25765v1905h-17716v-14097" svg:viewBox="0 0 17717 14098">
          <text:p/>
        </draw:connector>
        <draw:custom-shape draw:style-name="gr7" draw:text-style-name="P1" xml:id="id9" draw:id="id9" draw:layer="layout" svg:width="7.747cm" svg:height="1.778cm" svg:x="9.128cm" svg:y="19.923cm">
          <text:p text:style-name="P1">Skriv man gætte forkert</text:p>
          <text:p text:style-name="P1">Samt de tilfældige t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0" draw:id="id10" draw:layer="layout" svg:width="7.747cm" svg:height="1.778cm" svg:x="3.286cm" svg:y="27.28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3.001cm" svg:y1="21.701cm" svg:x2="7.159cm" svg:y2="27.289cm" draw:start-shape="id9" draw:start-glue-point="2" draw:end-shape="id10" draw:end-glue-point="0" svg:d="M13001 21701v2795h-5842v2793" svg:viewBox="0 0 5843 5589">
          <text:p/>
        </draw:connector>
        <draw:connector draw:style-name="gr8" draw:text-style-name="P2" draw:layer="layout" svg:x1="10.144cm" svg:y1="15.923cm" svg:x2="13.001cm" svg:y2="19.923cm" draw:start-shape="id11" draw:start-glue-point="7" draw:end-shape="id9" draw:end-glue-point="0" svg:d="M10144 15923h2857v4000" svg:viewBox="0 0 2858 4001">
          <text:p text:style-name="P1">NEJ</text:p>
        </draw:connector>
        <draw:custom-shape draw:style-name="gr6" draw:text-style-name="P1" xml:id="id11" draw:id="id11" draw:layer="layout" svg:width="5.969cm" svg:height="5.207cm" svg:x="4.175cm" svg:y="13.319cm">
          <text:p text:style-name="P1">Er gæt == tilfældig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15.478cm" svg:y1="11.287cm" svg:x2="7.16cm" svg:y2="13.319cm" draw:start-shape="id3" draw:start-glue-point="5" draw:end-shape="id11" draw:end-glue-point="4" svg:d="M15478 11287h-8318v2032" svg:viewBox="0 0 8319 2033">
          <text:p text:style-name="P1">Afslut</text:p>
        </draw:connector>
        <draw:connector draw:style-name="gr8" draw:text-style-name="P2" draw:layer="layout" svg:x1="7.16cm" svg:y1="18.526cm" svg:x2="7.159cm" svg:y2="27.289cm" draw:start-shape="id11" draw:start-glue-point="6" draw:end-shape="id10" draw:end-glue-point="0" svg:d="M7160 18526v4382h-1v4381" svg:viewBox="0 0 2 8764">
          <text:p text:style-name="P1">JA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20:26:51.473241137</meta:creation-date>
    <dc:date>2019-06-19T21:01:25.922788256</dc:date>
    <meta:editing-duration>PT2M33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